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2.6cm" svg:height="1.5cm" svg:x="3.6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2cm" svg:height="1.5cm" svg:x="6.2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cm" svg:height="1.5cm" svg:x="7.4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2cm" svg:height="1.5cm" svg:x="9.9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2cm" svg:height="1.5cm" svg:x="11.1cm" svg:y="4.1cm">
          <text:p text:style-name="P1">P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2cm" svg:height="1.5cm" svg:x="6.2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2cm" svg:height="1.5cm" svg:x="12.3cm" svg:y="4.1cm">
          <text:p text:style-name="P1">PM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cm" svg:height="1.5cm" svg:x="13.5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2cm" svg:height="1.5cm" svg:x="16.1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1.759cm" svg:height="0.806cm" svg:x="4cm" svg:y="4.447cm">
          <draw:text-box draw:corner-radius="0.4cm">
            <text:p><text:span text:style-name="T1">Video</text:span></text:p>
          </draw:text-box>
        </draw:frame>
        <draw:frame draw:style-name="gr5" draw:text-style-name="P2" draw:layer="layout" svg:width="1.759cm" svg:height="0.806cm" svg:x="7.8cm" svg:y="4.447cm">
          <draw:text-box draw:corner-radius="0.459cm">
            <text:p><text:span text:style-name="T1">Video</text:span></text:p>
          </draw:text-box>
        </draw:frame>
        <draw:frame draw:style-name="gr5" draw:text-style-name="P2" draw:layer="layout" svg:width="1.759cm" svg:height="0.806cm" svg:x="13.708cm" svg:y="4.447cm">
          <draw:text-box draw:corner-radius="0.4cm">
            <text:p><text:span text:style-name="T1">Video</text:span></text:p>
          </draw:text-box>
        </draw:frame>
        <draw:frame draw:style-name="gr5" draw:layer="layout" svg:width="0.925cm" svg:height="0.962cm" svg:x="6.3cm" svg:y="4.369cm">
          <draw:text-box>
            <text:p>A</text:p>
          </draw:text-box>
        </draw:frame>
        <draw:frame draw:style-name="gr5" draw:layer="layout" svg:width="0.925cm" svg:height="0.962cm" svg:x="16.375cm" svg:y="4.369cm">
          <draw:text-box>
            <text:p>A</text:p>
          </draw:text-box>
        </draw:frame>
        <draw:frame draw:style-name="gr5" draw:layer="layout" svg:width="0.925cm" svg:height="0.962cm" svg:x="10.075cm" svg:y="4.369cm">
          <draw:text-box>
            <text:p>A</text:p>
          </draw:text-box>
        </draw:frame>
        <draw:custom-shape draw:style-name="gr6" draw:text-style-name="P1" draw:layer="layout" svg:width="6.2cm" svg:height="5.3cm" svg:x="2.7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.1cm" svg:x="11.8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8cm" svg:x="2.7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3.9cm" svg:x="2.7cm" svg:y="2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2cm" svg:x="11.8cm" svg:y="2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94cm" svg:height="0.962cm" svg:x="4.3cm" svg:y="6.7cm">
          <draw:text-box>
            <text:p text:style-name="P3"><text:span text:style-name="T2">Headers</text:span></text:p>
          </draw:text-box>
        </draw:frame>
        <draw:custom-shape draw:style-name="gr2" draw:text-style-name="P1" draw:layer="layout" svg:width="6.2cm" svg:height="3.9cm" svg:x="2.7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cm" svg:height="1cm" svg:x="3.2cm" svg:y="8.1cm">
          <text:p text:style-name="P1">Track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cm" svg:height="1cm" svg:x="3.2cm" svg:y="11.1cm">
          <text:p text:style-name="P1">Keyframes Index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cm" svg:height="1cm" svg:x="3.2cm" svg:y="1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cm" svg:height="1cm" svg:x="3.2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84cm" svg:height="0.962cm" svg:x="3.9cm" svg:y="9.1cm">
          <draw:text-box>
            <text:p text:style-name="P4"><text:span text:style-name="T2">Codecs Info</text:span></text:p>
          </draw:text-box>
        </draw:frame>
        <draw:frame draw:style-name="gr5" draw:text-style-name="P3" draw:layer="layout" svg:width="4.685cm" svg:height="0.962cm" svg:x="3.6cm" svg:y="10.1cm">
          <draw:text-box>
            <text:p text:style-name="P4"><text:span text:style-name="T2">Samples offset</text:span></text:p>
          </draw:text-box>
        </draw:frame>
        <draw:custom-shape draw:style-name="gr6" draw:text-style-name="P1" draw:layer="layout" svg:width="6.2cm" svg:height="5.3cm" svg:x="11.8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94cm" svg:height="0.962cm" svg:x="13.4cm" svg:y="6.7cm">
          <draw:text-box>
            <text:p text:style-name="P3"><text:span text:style-name="T2">Headers</text:span></text:p>
          </draw:text-box>
        </draw:frame>
        <draw:custom-shape draw:style-name="gr7" draw:text-style-name="P1" draw:layer="layout" svg:width="5.3cm" svg:height="1cm" svg:x="12.3cm" svg:y="9.1cm">
          <text:p text:style-name="P1">Track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cm" svg:height="1cm" svg:x="12.3cm" svg:y="1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cm" svg:height="1cm" svg:x="12.3cm" svg:y="10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84cm" svg:height="0.962cm" svg:x="13cm" svg:y="10.1cm">
          <draw:text-box>
            <text:p text:style-name="P4"><text:span text:style-name="T2">Codecs Info</text:span></text:p>
          </draw:text-box>
        </draw:frame>
        <draw:frame draw:style-name="gr5" draw:text-style-name="P3" draw:layer="layout" svg:width="5.26cm" svg:height="0.962cm" svg:x="12.4cm" svg:y="11.1cm">
          <draw:text-box>
            <text:p text:style-name="P4"><text:span text:style-name="T2">Keyframes Index</text:span></text:p>
          </draw:text-box>
        </draw:frame>
        <draw:frame draw:style-name="gr5" draw:text-style-name="P5" draw:layer="layout" svg:width="7.724cm" svg:height="1.038cm" svg:x="6.6cm" svg:y="2.8cm">
          <draw:text-box>
            <text:p text:style-name="P4"><text:span text:style-name="T3">Streamable: MPEG-TS</text:span></text:p>
          </draw:text-box>
        </draw:frame>
        <draw:frame draw:style-name="gr5" draw:text-style-name="P5" draw:layer="layout" svg:width="7.381cm" svg:height="1.038cm" svg:x="1.976cm" svg:y="24.4cm">
          <draw:text-box>
            <text:p text:style-name="P4"><text:span text:style-name="T3">Non-streamable: MP4</text:span></text:p>
          </draw:text-box>
        </draw:frame>
        <draw:frame draw:style-name="gr5" draw:text-style-name="P5" draw:layer="layout" svg:width="4.376cm" svg:height="1.038cm" svg:x="12.777cm" svg:y="24.4cm">
          <draw:text-box>
            <text:p text:style-name="P4"><text:span text:style-name="T3">Both: WebM</text:span></text:p>
          </draw:text-box>
        </draw:frame>
        <draw:frame draw:style-name="gr5" draw:text-style-name="P5" draw:layer="layout" svg:width="2.699cm" svg:height="1.038cm" svg:x="4.4cm" svg:y="14.5cm">
          <draw:text-box>
            <text:p text:style-name="P4"><text:span text:style-name="T3">VIDEO</text:span></text:p>
          </draw:text-box>
        </draw:frame>
        <draw:frame draw:style-name="gr5" draw:text-style-name="P5" draw:layer="layout" svg:width="2.699cm" svg:height="1.038cm" svg:x="13.501cm" svg:y="12.6cm">
          <draw:text-box>
            <text:p text:style-name="P4"><text:span text:style-name="T3">VIDEO</text:span></text:p>
          </draw:text-box>
        </draw:frame>
        <draw:frame draw:style-name="gr5" draw:text-style-name="P5" draw:layer="layout" svg:width="2.741cm" svg:height="1.038cm" svg:x="4.4cm" svg:y="21.6cm">
          <draw:text-box>
            <text:p text:style-name="P4"><text:span text:style-name="T3">AUDIO</text:span></text:p>
          </draw:text-box>
        </draw:frame>
        <draw:custom-shape draw:style-name="gr2" draw:text-style-name="P1" draw:layer="layout" svg:width="6.2cm" svg:height="2cm" svg:x="11.8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2cm" svg:x="11.8cm" svg:y="1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2cm" svg:x="11.8cm" svg:y="1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.1cm" svg:x="11.8cm" svg:y="1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2.1cm" svg:x="11.8cm" svg:y="2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41cm" svg:height="1.038cm" svg:x="13.459cm" svg:y="14.562cm">
          <draw:text-box>
            <text:p text:style-name="P4"><text:span text:style-name="T3">AUDIO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oni Alastruey</meta:initial-creator>
    <meta:creation-date>2011-11-18T23:20:41</meta:creation-date>
    <dc:date>2011-11-18T23:52:39</dc:date>
    <dc:creator>Andoni Alastruey</dc:creator>
    <meta:editing-duration>PT14M12S</meta:editing-duration>
    <meta:editing-cycles>3</meta:editing-cycles>
    <meta:generator>LibreOffice/3.4$Unix LibreOffice_project/340m1$Build-302</meta:generator>
    <meta:document-statistic meta:object-count="47"/>
  </office:meta>
</office:document-meta>
</file>